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7.442cm" style:rel-column-width="28690*"/>
    </style:style>
    <style:style style:name="Tabelle1.B" style:family="table-column">
      <style:table-column-properties style:column-width="2.05cm" style:rel-column-width="7902*"/>
    </style:style>
    <style:style style:name="Tabelle1.C" style:family="table-column">
      <style:table-column-properties style:column-width="7.507cm" style:rel-column-width="28943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6.999cm" style:rel-column-width="65535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6.999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6.999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6.999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6.999cm" style:rel-column-width="65535*"/>
    </style:style>
    <style:style style:name="Tabelle10.A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6.999cm" style:rel-column-width="65535*"/>
    </style:style>
    <style:style style:name="Tabelle11.A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6.999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6.999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6.999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6.999cm" style:rel-column-width="65535*"/>
    </style:style>
    <style:style style:name="Tabelle15.A1" style:family="table-cell">
      <style:table-cell-properties fo:padding="0.097cm" fo:border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6.999cm" style:rel-column-width="65535*"/>
    </style:style>
    <style:style style:name="Tabelle16.A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6.999cm" style:rel-column-width="65535*"/>
    </style:style>
    <style:style style:name="Tabelle17.A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6.999cm" style:rel-column-width="65535*"/>
    </style:style>
    <style:style style:name="Tabelle18.A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6.999cm" style:rel-column-width="65535*"/>
    </style:style>
    <style:style style:name="Tabelle19.A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6.999cm" style:rel-column-width="65535*"/>
    </style:style>
    <style:style style:name="Tabelle20.A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6.999cm" style:rel-column-width="65535*"/>
    </style:style>
    <style:style style:name="Tabelle21.A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6.999cm" style:rel-column-width="65535*"/>
    </style:style>
    <style:style style:name="Tabelle22.A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6.999cm" style:rel-column-width="65535*"/>
    </style:style>
    <style:style style:name="Tabelle23.A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6.999cm" style:rel-column-width="65535*"/>
    </style:style>
    <style:style style:name="Tabelle24.A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6.999cm" style:rel-column-width="65535*"/>
    </style:style>
    <style:style style:name="Tabelle25.A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6.999cm" style:rel-column-width="65535*"/>
    </style:style>
    <style:style style:name="Tabelle26.A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6.999cm" style:rel-column-width="65535*"/>
    </style:style>
    <style:style style:name="Tabelle27.A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6.999cm" style:rel-column-width="65535*"/>
    </style:style>
    <style:style style:name="Tabelle28.A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6.999cm" style:rel-column-width="65535*"/>
    </style:style>
    <style:style style:name="Tabelle29.A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6.999cm" style:rel-column-width="65535*"/>
    </style:style>
    <style:style style:name="Tabelle30.A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6.999cm" style:rel-column-width="65535*"/>
    </style:style>
    <style:style style:name="Tabelle31.A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6.999cm" style:rel-column-width="65535*"/>
    </style:style>
    <style:style style:name="Tabelle32.A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6.999cm" style:rel-column-width="65535*"/>
    </style:style>
    <style:style style:name="Tabelle33.A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6.999cm" style:rel-column-width="65535*"/>
    </style:style>
    <style:style style:name="Tabelle34.A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6.999cm" style:rel-column-width="65535*"/>
    </style:style>
    <style:style style:name="Tabelle35.A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6.999cm" style:rel-column-width="65535*"/>
    </style:style>
    <style:style style:name="Tabelle36.A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6.999cm" style:rel-column-width="65535*"/>
    </style:style>
    <style:style style:name="Tabelle37.A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6.999cm" style:rel-column-width="65535*"/>
    </style:style>
    <style:style style:name="Tabelle38.A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6.999cm" style:rel-column-width="65535*"/>
    </style:style>
    <style:style style:name="Tabelle39.A1" style:family="table-cell">
      <style:table-cell-properties fo:padding="0.097cm" fo:border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6.999cm" style:rel-column-width="65535*"/>
    </style:style>
    <style:style style:name="Tabelle40.A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6.999cm" style:rel-column-width="65535*"/>
    </style:style>
    <style:style style:name="Tabelle41.A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6.999cm" style:rel-column-width="65535*"/>
    </style:style>
    <style:style style:name="Tabelle42.A1" style:family="table-cell">
      <style:table-cell-properties fo:padding="0.097cm" fo:border="0.002cm solid #000000"/>
    </style:style>
    <style:style style:name="Tabel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3" style:family="table">
      <style:table-properties style:width="16.999cm" table:align="margins"/>
    </style:style>
    <style:style style:name="Tabelle43.A" style:family="table-column">
      <style:table-column-properties style:column-width="16.999cm" style:rel-column-width="65535*"/>
    </style:style>
    <style:style style:name="Tabelle43.A1" style:family="table-cell">
      <style:table-cell-properties fo:padding="0.097cm" fo:border="0.002cm solid #000000"/>
    </style:style>
    <style:style style:name="Tabelle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4" style:family="table">
      <style:table-properties style:width="16.999cm" table:align="margins"/>
    </style:style>
    <style:style style:name="Tabelle44.A" style:family="table-column">
      <style:table-column-properties style:column-width="16.999cm" style:rel-column-width="65535*"/>
    </style:style>
    <style:style style:name="Tabelle44.A1" style:family="table-cell">
      <style:table-cell-properties fo:padding="0.097cm" fo:border="0.002cm solid #000000"/>
    </style:style>
    <style:style style:name="Tabel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5" style:family="table">
      <style:table-properties style:width="16.999cm" table:align="margins"/>
    </style:style>
    <style:style style:name="Tabelle45.A" style:family="table-column">
      <style:table-column-properties style:column-width="16.999cm" style:rel-column-width="65535*"/>
    </style:style>
    <style:style style:name="Tabelle45.A1" style:family="table-cell">
      <style:table-cell-properties fo:padding="0.097cm" fo:border="0.002cm solid #000000"/>
    </style:style>
    <style:style style:name="Tabelle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6" style:family="table">
      <style:table-properties style:width="16.999cm" table:align="margins"/>
    </style:style>
    <style:style style:name="Tabelle46.A" style:family="table-column">
      <style:table-column-properties style:column-width="16.999cm" style:rel-column-width="65535*"/>
    </style:style>
    <style:style style:name="Tabelle46.A1" style:family="table-cell">
      <style:table-cell-properties fo:padding="0.097cm" fo:border="0.002cm solid #000000"/>
    </style:style>
    <style:style style:name="Tabel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7" style:family="table">
      <style:table-properties style:width="16.999cm" table:align="margins"/>
    </style:style>
    <style:style style:name="Tabelle47.A" style:family="table-column">
      <style:table-column-properties style:column-width="16.999cm" style:rel-column-width="65535*"/>
    </style:style>
    <style:style style:name="Tabelle47.A1" style:family="table-cell">
      <style:table-cell-properties fo:padding="0.097cm" fo:border="0.002cm solid #000000"/>
    </style:style>
    <style:style style:name="Tabelle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8" style:family="table">
      <style:table-properties style:width="16.999cm" table:align="margins"/>
    </style:style>
    <style:style style:name="Tabelle48.A" style:family="table-column">
      <style:table-column-properties style:column-width="16.999cm" style:rel-column-width="65535*"/>
    </style:style>
    <style:style style:name="Tabelle48.A1" style:family="table-cell">
      <style:table-cell-properties fo:padding="0.097cm" fo:border="0.002cm solid #000000"/>
    </style:style>
    <style:style style:name="Tabel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6.999cm" style:rel-column-width="65535*"/>
    </style:style>
    <style:style style:name="Tabelle49.A1" style:family="table-cell">
      <style:table-cell-properties fo:padding="0.097cm" fo:border="0.002cm solid #000000"/>
    </style:style>
    <style:style style:name="Tabelle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0" style:family="table">
      <style:table-properties style:width="16.999cm" table:align="margins"/>
    </style:style>
    <style:style style:name="Tabelle50.A" style:family="table-column">
      <style:table-column-properties style:column-width="16.999cm" style:rel-column-width="65535*"/>
    </style:style>
    <style:style style:name="Tabelle50.A1" style:family="table-cell">
      <style:table-cell-properties fo:padding="0.097cm" fo:border="0.002cm solid #000000"/>
    </style:style>
    <style:style style:name="Tabel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1" style:family="table">
      <style:table-properties style:width="16.999cm" table:align="margins"/>
    </style:style>
    <style:style style:name="Tabelle51.A" style:family="table-column">
      <style:table-column-properties style:column-width="16.999cm" style:rel-column-width="65535*"/>
    </style:style>
    <style:style style:name="Tabelle51.A1" style:family="table-cell">
      <style:table-cell-properties fo:padding="0.097cm" fo:border="0.002cm solid #000000"/>
    </style:style>
    <style:style style:name="Tabel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2" style:family="table">
      <style:table-properties style:width="16.999cm" table:align="margins"/>
    </style:style>
    <style:style style:name="Tabelle52.A" style:family="table-column">
      <style:table-column-properties style:column-width="16.999cm" style:rel-column-width="65535*"/>
    </style:style>
    <style:style style:name="Tabelle52.A1" style:family="table-cell">
      <style:table-cell-properties fo:padding="0.097cm" fo:border="0.002cm solid #000000"/>
    </style:style>
    <style:style style:name="Tabel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3" style:family="table">
      <style:table-properties style:width="16.999cm" table:align="margins"/>
    </style:style>
    <style:style style:name="Tabelle53.A" style:family="table-column">
      <style:table-column-properties style:column-width="16.999cm" style:rel-column-width="65535*"/>
    </style:style>
    <style:style style:name="Tabelle53.A1" style:family="table-cell">
      <style:table-cell-properties fo:padding="0.097cm" fo:border="0.002cm solid #000000"/>
    </style:style>
    <style:style style:name="Tabel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4" style:family="table">
      <style:table-properties style:width="16.999cm" table:align="margins"/>
    </style:style>
    <style:style style:name="Tabelle54.A" style:family="table-column">
      <style:table-column-properties style:column-width="16.999cm" style:rel-column-width="65535*"/>
    </style:style>
    <style:style style:name="Tabelle54.A1" style:family="table-cell">
      <style:table-cell-properties fo:padding="0.097cm" fo:border="0.002cm solid #000000"/>
    </style:style>
    <style:style style:name="Tabelle55" style:family="table">
      <style:table-properties style:width="16.999cm" table:align="margins"/>
    </style:style>
    <style:style style:name="Tabelle55.A" style:family="table-column">
      <style:table-column-properties style:column-width="16.999cm" style:rel-column-width="65535*"/>
    </style:style>
    <style:style style:name="Tabelle55.A1" style:family="table-cell">
      <style:table-cell-properties fo:padding="0.097cm" fo:border="0.002cm solid #000000"/>
    </style:style>
    <style:style style:name="Tabelle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color="#ff3333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color="#ff3333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style:font-size-asian="12pt" style:font-size-complex="12pt"/>
    </style:style>
    <style:style style:name="P5" style:family="paragraph" style:parent-style-name="Table_20_Contents">
      <style:text-properties fo:color="#000000"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7" style:family="paragraph" style:parent-style-name="Standard">
      <style:text-properties fo:color="#ff3333" style:font-name="Times New Roman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ff3333"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ff3333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ff3333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ff3333" fo:font-size="12pt" style:font-size-asian="12pt" style:font-size-complex="12pt"/>
    </style:style>
    <style:style style:name="P12" style:family="paragraph" style:parent-style-name="Standard">
      <style:text-properties fo:color="#ff3333" fo:font-weight="normal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fo:color="#000000" style:font-name="Times New Roman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19" style:family="paragraph" style:parent-style-name="Standard">
      <style:text-properties fo:color="#000000" style:font-name="Times New Roman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ff3333"/>
    </style:style>
    <style:style style:name="T2" style:family="text">
      <style:text-properties fo:color="#ff3333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text-outline="false" style:text-line-through-style="none" fo:font-size="12pt" fo:font-style="normal" fo:text-shadow="none" style:text-underline-style="none" style:font-name-asian="Times New Roman" style:font-size-asian="12pt" style:font-style-asian="normal" style:font-name-complex="Times New Roman" style:font-size-complex="12pt" style:font-style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orname(n) Nachname</text:p>
      <text:p text:style-name="P7">Straße Hausnummer</text:p>
      <text:p text:style-name="P7">Postleitzahl Stadt</text:p>
      <text:p text:style-name="P7"/>
      <text:p text:style-name="P13"><text:span text:style-name="T1">Stadt</text:span>, den <text:span text:style-name="T1">TT.MM.JJJJ</text:span></text:p>
      <text:p text:style-name="P13"/>
      <text:p text:style-name="P8">Zuständiges Amtsgericht</text:p>
      <text:p text:style-name="P8">Straße Hausnummer</text:p>
      <text:p text:style-name="P8">Postleitzahl Stadt</text:p>
      <text:p text:style-name="P8"/>
      <text:p text:style-name="P21">Antrag auf Änderung der Vornamen nach § 1 TSG und auf Feststellung der Geschlechtszugehörigkeit nach § 8 TSG</text:p>
      <text:p text:style-name="P21"/>
      <text:p text:style-name="P15"><text:span text:style-name="T3">Sehr geehrte Beamtete des </text:span><text:span text:style-name="T2">zuständigen Amtsgerichts</text:span><text:span text:style-name="T3">,</text:span></text:p>
      <text:p text:style-name="P22"/>
      <text:p text:style-name="P15"><text:span text:style-name="T3">Hiermit beantrage ich, meine</text:span><text:span text:style-name="T2">(n)</text:span><text:span text:style-name="T3"> Vornamen zu </text:span><text:span text:style-name="T2">[neue(r) Vorname(n)]</text:span><text:span text:style-name="T3"> zu ändern und meine Geschlechtszugehörigkeit zum </text:span><text:span text:style-name="T2">weiblichen/männlichen</text:span><text:span text:style-name="T3"> Geschlecht feststellen zu lassen.</text:span></text:p>
      <text:p text:style-name="P22">Ich bin mir seit über drei Jahren sicher, diesem Geschlecht anzugehören und dass sich an diesem Zugehörigkeitsgefühl nichts mehr ändern wird.</text:p>
      <text:p text:style-name="P2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itte ändern Sie: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2">Vorname(n) Nachname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Neue(r) Vorname(n) <text:s/>Nachname</text:p>
          </table:table-cell>
        </table:table-row>
        <table:table-row>
          <table:table-cell table:style-name="Tabelle1.A1" office:value-type="string">
            <text:p text:style-name="P2">Personenstand weiblich/männlich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Neuer Personenstand männlich/weiblich</text:p>
          </table:table-cell>
        </table:table-row>
        <table:table-row>
          <table:table-cell table:style-name="Tabelle1.A1" office:value-type="string">
            <text:p text:style-name="P2">Straße Hausnummer</text:p>
          </table:table-cell>
          <table:table-cell table:style-name="Tabelle1.A1" office:value-type="string">
            <text:p text:style-name="P4">zu</text:p>
          </table:table-cell>
          <table:table-cell table:style-name="Tabelle1.A1" office:value-type="string">
            <text:p text:style-name="P2">Straße Hausnummer</text:p>
          </table:table-cell>
        </table:table-row>
        <table:table-row>
          <table:table-cell table:style-name="Tabelle1.A1" office:value-type="string">
            <text:p text:style-name="P2">Postleitzahl Stadt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Postleitzahl Stadt</text:p>
          </table:table-cell>
        </table:table-row>
      </table:table>
      <text:p text:style-name="Standard"/>
      <text:p text:style-name="P12">[Auswählen oder ganz löschen:] Da ich Hartz IV empfange/über ein zu geringes Einkommen verfüge, beantrage ich hiermit auch Prozesskostenhilfe.</text:p>
      <text:p text:style-name="P12"/>
      <text:p text:style-name="P12">Darüber hinaus beantrage ich, die folgenden Gutachter*innen mit der Begutachtung zu beauftragen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Gutachter*in 1</text:p>
          </table:table-cell>
          <table:table-cell table:style-name="Tabelle2.A1" office:value-type="string">
            <text:p text:style-name="P3">Gutachter*in 2</text:p>
          </table:table-cell>
        </table:table-row>
        <table:table-row>
          <table:table-cell table:style-name="Tabelle2.A1" office:value-type="string">
            <text:p text:style-name="P3">Straße Hausnummer</text:p>
          </table:table-cell>
          <table:table-cell table:style-name="Tabelle2.A1" office:value-type="string">
            <text:p text:style-name="P3">Straße Hausnummer</text:p>
          </table:table-cell>
        </table:table-row>
        <table:table-row>
          <table:table-cell table:style-name="Tabelle2.A1" office:value-type="string">
            <text:p text:style-name="P9">Postleitzahl Stadt</text:p>
          </table:table-cell>
          <table:table-cell table:style-name="Tabelle2.A1" office:value-type="string">
            <text:p text:style-name="P9">Postleitzahl Stadt</text:p>
          </table:table-cell>
        </table:table-row>
        <table:table-row>
          <table:table-cell table:style-name="Tabelle2.A1" office:value-type="string">
            <text:p text:style-name="P3">Telefonnummer</text:p>
          </table:table-cell>
          <table:table-cell table:style-name="Tabelle2.A1" office:value-type="string">
            <text:p text:style-name="P3">Telefonnummer</text:p>
          </table:table-cell>
        </table:table-row>
      </table:table>
      <text:p text:style-name="Standard"/>
      <text:p text:style-name="Standard">Wie Ihnen sicher bekannt sein wird, sind die beiden Gutachter*innen in der Thematik der sogenannten Transsexualität hinreichend vertraut.</text:p>
      <text:p text:style-name="Standard"/>
      <text:p text:style-name="P20">Mit freundlichen Grüßen,</text:p>
      <text:p text:style-name="P11"/>
      <text:p text:style-name="P11">[Vorname(n) Nachname]</text:p>
      <text:p text:style-name="P10">Handschriftliche Unterschrift,</text:p>
      <text:p text:style-name="P10">Vor dem Drucken löschen</text:p>
      <text:p text:style-name="P11">[Neue(r) Vorname(n) Nachname]</text:p>
      <text:p text:style-name="P10">Handschriftliche Unterschrift,</text:p>
      <text:p text:style-name="P10">Vor dem Drucken löschen</text:p>
      <text:p text:style-name="P10"/>
      <text:p text:style-name="P16">Anlagen: <text:span text:style-name="T1">[Alles bis auf die Anlagen für das richtige Amtsgericht löschen]</text:span></text:p>
      <text:p text:style-name="P17"><text:soft-page-break/>Amtsgericht Sachsen – Chemnitz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6">Kopie des aktuellen Personalausweises</text:p>
          </table:table-cell>
        </table:table-row>
        <table:table-row>
          <table:table-cell table:style-name="Tabelle3.A2" office:value-type="string">
            <text:p text:style-name="P24">Kopie der Meldebescheinigung</text:p>
          </table:table-cell>
        </table:table-row>
        <table:table-row>
          <table:table-cell table:style-name="Tabelle3.A2" office:value-type="string">
            <text:p text:style-name="P24">Geburtsurkunde</text:p>
          </table:table-cell>
        </table:table-row>
      </table:table>
      <text:p text:style-name="P16"/>
      <text:p text:style-name="P17">Amtsgericht Sachsen – Dresden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4">Transsexueller Lebenslauf</text:p>
          </table:table-cell>
        </table:table-row>
        <table:table-row>
          <table:table-cell table:style-name="Tabelle4.A2" office:value-type="string">
            <text:p text:style-name="P24">Kopie des aktuellen Personalausweises</text:p>
          </table:table-cell>
        </table:table-row>
        <table:table-row>
          <table:table-cell table:style-name="Tabelle4.A2" office:value-type="string">
            <text:p text:style-name="P24">Kopie der Meldebescheinigung</text:p>
          </table:table-cell>
        </table:table-row>
        <table:table-row>
          <table:table-cell table:style-name="Tabelle4.A2" office:value-type="string">
            <text:p text:style-name="P6">Geburtsurkunde</text:p>
          </table:table-cell>
        </table:table-row>
        <table:table-row>
          <table:table-cell table:style-name="Tabelle4.A2" office:value-type="string">
            <text:p text:style-name="P6">Kopie der Heiratsurkunde</text:p>
          </table:table-cell>
        </table:table-row>
      </table:table>
      <text:p text:style-name="P17"/>
      <text:p text:style-name="P17">Amtsgericht Sachsen – Görlitz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4">Transsexueller Lebenslauf</text:p>
          </table:table-cell>
        </table:table-row>
        <table:table-row>
          <table:table-cell table:style-name="Tabelle5.A2" office:value-type="string">
            <text:p text:style-name="P24">Kopie des aktuellen Personalausweises</text:p>
          </table:table-cell>
        </table:table-row>
        <table:table-row>
          <table:table-cell table:style-name="Tabelle5.A2" office:value-type="string">
            <text:p text:style-name="P6">Geburtsurkunde</text:p>
          </table:table-cell>
        </table:table-row>
        <table:table-row>
          <table:table-cell table:style-name="Tabelle5.A2" office:value-type="string">
            <text:p text:style-name="P6">Kopie der Heiratsurkunde</text:p>
          </table:table-cell>
        </table:table-row>
      </table:table>
      <text:p text:style-name="P16"/>
      <text:p text:style-name="P17">Amtsgericht Sachsen – Leipzig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4">Transsexueller Lebenslauf</text:p>
          </table:table-cell>
        </table:table-row>
        <table:table-row>
          <table:table-cell table:style-name="Tabelle6.A2" office:value-type="string">
            <text:p text:style-name="P24">Kopie des aktuellen Personalausweises</text:p>
          </table:table-cell>
        </table:table-row>
        <table:table-row>
          <table:table-cell table:style-name="Tabelle6.A2" office:value-type="string">
            <text:p text:style-name="P24">Kopie der Meldebescheinigung</text:p>
          </table:table-cell>
        </table:table-row>
        <table:table-row>
          <table:table-cell table:style-name="Tabelle6.A2" office:value-type="string">
            <text:p text:style-name="P6">Geburtsurkunde</text:p>
          </table:table-cell>
        </table:table-row>
      </table:table>
      <text:p text:style-name="P16"/>
      <text:p text:style-name="P17">Amtsgericht Sachsen – Zwickau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4">Transsexueller Lebenslauf</text:p>
          </table:table-cell>
        </table:table-row>
        <table:table-row>
          <table:table-cell table:style-name="Tabelle7.A2" office:value-type="string">
            <text:p text:style-name="P24">Kopie des aktuellen Personalausweises</text:p>
          </table:table-cell>
        </table:table-row>
        <table:table-row>
          <table:table-cell table:style-name="Tabelle7.A2" office:value-type="string">
            <text:p text:style-name="P24">Kopie der Meldebescheinigung</text:p>
          </table:table-cell>
        </table:table-row>
        <table:table-row>
          <table:table-cell table:style-name="Tabelle7.A2" office:value-type="string">
            <text:p text:style-name="P6">Beim Bürgeramt beglaubigte Geburtsurkunde</text:p>
          </table:table-cell>
        </table:table-row>
      </table:table>
      <text:p text:style-name="P17"/>
      <text:p text:style-name="P17">Amtsgericht Sachsen-Anhalt – Magdeburg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4">Transsexueller Lebenslauf</text:p>
          </table:table-cell>
        </table:table-row>
        <table:table-row>
          <table:table-cell table:style-name="Tabelle8.A2" office:value-type="string">
            <text:p text:style-name="P24">Kopie des aktuellen Personalausweises</text:p>
          </table:table-cell>
        </table:table-row>
        <table:table-row>
          <table:table-cell table:style-name="Tabelle8.A2" office:value-type="string">
            <text:p text:style-name="P24">Kopie der Meldebescheinigung</text:p>
          </table:table-cell>
        </table:table-row>
        <table:table-row>
          <table:table-cell table:style-name="Tabelle8.A2" office:value-type="string">
            <text:p text:style-name="P6">Aufenthaltsbescheinigung</text:p>
          </table:table-cell>
        </table:table-row>
        <table:table-row>
          <table:table-cell table:style-name="Tabelle8.A2" office:value-type="string">
            <text:p text:style-name="P6">Entbindung der behandelnden Gutachter*innen von der Schweigepflicht</text:p>
          </table:table-cell>
        </table:table-row>
        <table:table-row>
          <table:table-cell table:style-name="Tabelle8.A2" office:value-type="string">
            <text:p text:style-name="P6">Kopie der Heiratsurkunde</text:p>
          </table:table-cell>
        </table:table-row>
      </table:table>
      <text:p text:style-name="P16"/>
      <text:p text:style-name="P17">Amtsgericht Sachsen-Anhalt – Halle an der Saale</text:p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4">Transsexueller Lebenslauf</text:p>
          </table:table-cell>
        </table:table-row>
        <table:table-row>
          <table:table-cell table:style-name="Tabelle9.A2" office:value-type="string">
            <text:p text:style-name="P24">Kopie des aktuellen Personalausweises</text:p>
          </table:table-cell>
        </table:table-row>
        <text:soft-page-break/>
        <table:table-row>
          <table:table-cell table:style-name="Tabelle9.A2" office:value-type="string">
            <text:p text:style-name="P6">Aufenthaltsbescheinigung</text:p>
          </table:table-cell>
        </table:table-row>
        <table:table-row>
          <table:table-cell table:style-name="Tabelle9.A2" office:value-type="string">
            <text:p text:style-name="P6">Beim Bürgeramt beglaubigte Geburtsurkunde</text:p>
          </table:table-cell>
        </table:table-row>
        <table:table-row>
          <table:table-cell table:style-name="Tabelle9.A2" office:value-type="string">
            <text:p text:style-name="P6">Entbindung der behandelnden Gutachter*innen von der Schweigepflicht</text:p>
          </table:table-cell>
        </table:table-row>
      </table:table>
      <text:p text:style-name="P16"/>
      <text:p text:style-name="P17">Amtsgericht Berlin</text:p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4">Transsexueller Lebenslauf</text:p>
          </table:table-cell>
        </table:table-row>
        <table:table-row>
          <table:table-cell table:style-name="Tabelle10.A2" office:value-type="string">
            <text:p text:style-name="P24">Kopie des aktuellen Personalausweises</text:p>
          </table:table-cell>
        </table:table-row>
        <table:table-row>
          <table:table-cell table:style-name="Tabelle10.A2" office:value-type="string">
            <text:p text:style-name="P24">Kopie der Meldebescheinigung</text:p>
          </table:table-cell>
        </table:table-row>
        <table:table-row>
          <table:table-cell table:style-name="Tabelle10.A2" office:value-type="string">
            <text:p text:style-name="P6">Geburtsurkunde</text:p>
          </table:table-cell>
        </table:table-row>
      </table:table>
      <text:p text:style-name="P16"/>
      <text:p text:style-name="P17">Amtsgericht Brandenburg – Potsdam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24">Transsexueller Lebenslauf</text:p>
          </table:table-cell>
        </table:table-row>
        <table:table-row>
          <table:table-cell table:style-name="Tabelle11.A2" office:value-type="string">
            <text:p text:style-name="P24">Kopie des aktuellen Personalausweises</text:p>
          </table:table-cell>
        </table:table-row>
        <table:table-row>
          <table:table-cell table:style-name="Tabelle11.A2" office:value-type="string">
            <text:p text:style-name="P24">Kopie der Meldebescheinigung</text:p>
          </table:table-cell>
        </table:table-row>
        <table:table-row>
          <table:table-cell table:style-name="Tabelle11.A2" office:value-type="string">
            <text:p text:style-name="P6">Geburtsurkunde</text:p>
          </table:table-cell>
        </table:table-row>
      </table:table>
      <text:p text:style-name="P14"/>
      <text:p text:style-name="P18">Amtsgericht Mecklemburg-Vorpommern – Neubranden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26">Transsexueller Lebenslauf</text:p>
          </table:table-cell>
        </table:table-row>
        <table:table-row>
          <table:table-cell table:style-name="Tabelle12.A2" office:value-type="string">
            <text:p text:style-name="P26">Kopie des aktuellen Personalausweises</text:p>
          </table:table-cell>
        </table:table-row>
        <table:table-row>
          <table:table-cell table:style-name="Tabelle12.A2" office:value-type="string">
            <text:p text:style-name="P26">Kopie der Meldebescheinigung</text:p>
          </table:table-cell>
        </table:table-row>
        <table:table-row>
          <table:table-cell table:style-name="Tabelle12.A2" office:value-type="string">
            <text:p text:style-name="P5">Geburtsurkunde</text:p>
          </table:table-cell>
        </table:table-row>
        <table:table-row>
          <table:table-cell table:style-name="Tabelle12.A2" office:value-type="string">
            <text:p text:style-name="P5">Kopie der Heiratsurkunde</text:p>
          </table:table-cell>
        </table:table-row>
      </table:table>
      <text:p text:style-name="P14"/>
      <text:p text:style-name="P18">Amtsgericht Mecklemburg-Vorpommern – Rostock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6">Kopie des aktuellen Personalausweises</text:p>
          </table:table-cell>
        </table:table-row>
        <table:table-row>
          <table:table-cell table:style-name="Tabelle13.A2" office:value-type="string">
            <text:p text:style-name="P5">Geburtsurkunde</text:p>
          </table:table-cell>
        </table:table-row>
      </table:table>
      <text:p text:style-name="P14"/>
      <text:p text:style-name="P18">Amtsgericht Mecklemburg-Vorpommern – Strahlsund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26">Transsexueller Lebenslauf</text:p>
          </table:table-cell>
        </table:table-row>
        <table:table-row>
          <table:table-cell table:style-name="Tabelle14.A2" office:value-type="string">
            <text:p text:style-name="P26">Kopie des aktuellen Personalausweises</text:p>
          </table:table-cell>
        </table:table-row>
        <table:table-row>
          <table:table-cell table:style-name="Tabelle14.A2" office:value-type="string">
            <text:p text:style-name="P26">Kopie der Meldebescheinigung</text:p>
          </table:table-cell>
        </table:table-row>
        <table:table-row>
          <table:table-cell table:style-name="Tabelle14.A2" office:value-type="string">
            <text:p text:style-name="P5">Geburtsurkunde</text:p>
          </table:table-cell>
        </table:table-row>
        <table:table-row>
          <table:table-cell table:style-name="Tabelle14.A2" office:value-type="string">
            <text:p text:style-name="P26">Entbindung der behandelnden Gutachter*innen von der Schweigepflicht sowie der Ärzt*innen, die die Therapie machen</text:p>
          </table:table-cell>
        </table:table-row>
      </table:table>
      <text:p text:style-name="P14"/>
      <text:p text:style-name="P18">Amtsgericht Mecklemburg-Vorpommern – Schwerin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26">Transsexueller Lebenslauf</text:p>
          </table:table-cell>
        </table:table-row>
      </table:table>
      <text:p text:style-name="P14"/>
      <text:p text:style-name="P18">Amtsgericht Hamburg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26">Kopie des aktuellen Personalausweises</text:p>
          </table:table-cell>
        </table:table-row>
        <table:table-row>
          <table:table-cell table:style-name="Tabelle16.A2" office:value-type="string">
            <text:p text:style-name="P5">Aufenthaltsbescheinigung</text:p>
          </table:table-cell>
        </table:table-row>
        <text:soft-page-break/>
        <table:table-row>
          <table:table-cell table:style-name="Tabelle16.A2" office:value-type="string">
            <text:p text:style-name="P6">Beim Bürgeramt beglaubigte Geburtsurkunde</text:p>
          </table:table-cell>
        </table:table-row>
        <table:table-row>
          <table:table-cell table:style-name="Tabelle16.A2" office:value-type="string">
            <text:p text:style-name="P5">Kopie der Heiratsurkunde</text:p>
          </table:table-cell>
        </table:table-row>
      </table:table>
      <text:p text:style-name="P14"/>
      <text:p text:style-name="P18">Amtsgericht Schleswig-Holstein – Lübeck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26">Transsexueller Lebenslauf</text:p>
          </table:table-cell>
        </table:table-row>
        <table:table-row>
          <table:table-cell table:style-name="Tabelle17.A2" office:value-type="string">
            <text:p text:style-name="P26">Kopie der Meldebescheinigung</text:p>
          </table:table-cell>
        </table:table-row>
      </table:table>
      <text:p text:style-name="P14"/>
      <text:p text:style-name="P18">Amtsgericht Schleswig-Holstein – Kiel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26">Transsexueller Lebenslauf</text:p>
          </table:table-cell>
        </table:table-row>
        <table:table-row>
          <table:table-cell table:style-name="Tabelle18.A2" office:value-type="string">
            <text:p text:style-name="P26">Kopie des aktuellen Personalausweises</text:p>
          </table:table-cell>
        </table:table-row>
        <table:table-row>
          <table:table-cell table:style-name="Tabelle18.A2" office:value-type="string">
            <text:p text:style-name="P26">Kopie der Meldebescheinigung</text:p>
          </table:table-cell>
        </table:table-row>
        <table:table-row>
          <table:table-cell table:style-name="Tabelle18.A2" office:value-type="string">
            <text:p text:style-name="P5">Geburtsurkunde</text:p>
          </table:table-cell>
        </table:table-row>
      </table:table>
      <text:p text:style-name="P14"/>
      <text:p text:style-name="P18">Amtsgericht Schleswig-Holstein – Flensburg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26">Kopie des aktuellen Personalausweises</text:p>
          </table:table-cell>
        </table:table-row>
        <table:table-row>
          <table:table-cell table:style-name="Tabelle19.A2" office:value-type="string">
            <text:p text:style-name="P26">Kopie der Meldebescheinigung</text:p>
          </table:table-cell>
        </table:table-row>
        <table:table-row>
          <table:table-cell table:style-name="Tabelle19.A2" office:value-type="string">
            <text:p text:style-name="P6">Beim Bürgeramt beglaubigte Geburtsurkunde</text:p>
          </table:table-cell>
        </table:table-row>
      </table:table>
      <text:p text:style-name="P14"/>
      <text:p text:style-name="P18">Amtsgericht Schleswig-Holstein – Itzehoe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26">Transsexueller Lebenslauf</text:p>
          </table:table-cell>
        </table:table-row>
        <table:table-row>
          <table:table-cell table:style-name="Tabelle20.A2" office:value-type="string">
            <text:p text:style-name="P26">Kopie des aktuellen Personalausweises</text:p>
          </table:table-cell>
        </table:table-row>
        <table:table-row>
          <table:table-cell table:style-name="Tabelle20.A2" office:value-type="string">
            <text:p text:style-name="P26">Kopie der Meldebescheinigung</text:p>
          </table:table-cell>
        </table:table-row>
        <table:table-row>
          <table:table-cell table:style-name="Tabelle20.A2" office:value-type="string">
            <text:p text:style-name="P6">Beim Bürgeramt beglaubigte Geburtsurkunde</text:p>
          </table:table-cell>
        </table:table-row>
      </table:table>
      <text:p text:style-name="P14"/>
      <text:p text:style-name="P18">Amtsgericht Bremen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26">Transsexueller Lebenslauf</text:p>
          </table:table-cell>
        </table:table-row>
        <table:table-row>
          <table:table-cell table:style-name="Tabelle21.A2" office:value-type="string">
            <text:p text:style-name="P26">Kopie des aktuellen Personalausweises</text:p>
          </table:table-cell>
        </table:table-row>
        <table:table-row>
          <table:table-cell table:style-name="Tabelle21.A2" office:value-type="string">
            <text:p text:style-name="P26">Kopie der Meldebescheinigung</text:p>
          </table:table-cell>
        </table:table-row>
        <table:table-row>
          <table:table-cell table:style-name="Tabelle21.A2" office:value-type="string">
            <text:p text:style-name="P5">Aufenthaltsbescheinigung</text:p>
          </table:table-cell>
        </table:table-row>
      </table:table>
      <text:p text:style-name="P14"/>
      <text:p text:style-name="P18">Amtsgericht Niedersachsen – Cell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5">Transsexueller Lebenslauf + Lichtbild</text:p>
          </table:table-cell>
        </table:table-row>
        <table:table-row>
          <table:table-cell table:style-name="Tabelle22.A2" office:value-type="string">
            <text:p text:style-name="P26">Kopie des aktuellen Personalausweises</text:p>
          </table:table-cell>
        </table:table-row>
        <table:table-row>
          <table:table-cell table:style-name="Tabelle22.A2" office:value-type="string">
            <text:p text:style-name="P26">Kopie der Meldebescheinigung</text:p>
          </table:table-cell>
        </table:table-row>
        <table:table-row>
          <table:table-cell table:style-name="Tabelle22.A2" office:value-type="string">
            <text:p text:style-name="P5">Geburtsurkunde</text:p>
          </table:table-cell>
        </table:table-row>
        <table:table-row>
          <table:table-cell table:style-name="Tabelle22.A2" office:value-type="string">
            <text:p text:style-name="P26">Entbindung der behandelnden Gutachter*innen von der Schweigepflicht</text:p>
          </table:table-cell>
        </table:table-row>
      </table:table>
      <text:p text:style-name="P14"/>
      <text:p text:style-name="P18">Amtsgericht Niedersachsen – Göttingen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">Transsexueller Lebenslauf</text:p>
          </table:table-cell>
        </table:table-row>
        <table:table-row>
          <table:table-cell table:style-name="Tabelle23.A2" office:value-type="string">
            <text:p text:style-name="P26">Kopie des aktuellen Personalausweises</text:p>
          </table:table-cell>
        </table:table-row>
        <table:table-row>
          <table:table-cell table:style-name="Tabelle23.A2" office:value-type="string">
            <text:p text:style-name="P26">Kopie der Meldebescheinigung</text:p>
          </table:table-cell>
        </table:table-row>
        <text:soft-page-break/>
        <table:table-row>
          <table:table-cell table:style-name="Tabelle23.A2" office:value-type="string">
            <text:p text:style-name="P5">Geburtsurkunde</text:p>
          </table:table-cell>
        </table:table-row>
      </table:table>
      <text:p text:style-name="P14"/>
      <text:p text:style-name="P18">Amtsgericht Niedersachsen – Oldenburg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5">Transsexueller Lebenslauf + Lichtbild</text:p>
          </table:table-cell>
        </table:table-row>
        <table:table-row>
          <table:table-cell table:style-name="Tabelle24.A2" office:value-type="string">
            <text:p text:style-name="P26">Kopie der Meldebescheinigung</text:p>
          </table:table-cell>
        </table:table-row>
        <table:table-row>
          <table:table-cell table:style-name="Tabelle24.A2" office:value-type="string">
            <text:p text:style-name="P5">Geburtsurkunde</text:p>
          </table:table-cell>
        </table:table-row>
        <table:table-row>
          <table:table-cell table:style-name="Tabelle24.A2" office:value-type="string">
            <text:p text:style-name="P26">Entbindung der behandelnden Gutachter*innen sowie der Ärzt*innen, die die Therapie machen von der Schweigepflicht</text:p>
          </table:table-cell>
        </table:table-row>
      </table:table>
      <text:p text:style-name="P14"/>
      <text:p text:style-name="P18">Amtsgericht Hessen – Kassel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26">Kopie des aktuellen Personalausweises</text:p>
          </table:table-cell>
        </table:table-row>
        <table:table-row>
          <table:table-cell table:style-name="Tabelle25.A2" office:value-type="string">
            <text:p text:style-name="P26">Aufenthaltsbescheinigung</text:p>
          </table:table-cell>
        </table:table-row>
        <table:table-row>
          <table:table-cell table:style-name="Tabelle25.A2" office:value-type="string">
            <text:p text:style-name="P5">Geburtsurkunde</text:p>
          </table:table-cell>
        </table:table-row>
      </table:table>
      <text:p text:style-name="P14"/>
      <text:p text:style-name="P18">Amtsgericht Hessen – Frankfurth am Main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P26">Kopie des aktuellen Personalausweises</text:p>
          </table:table-cell>
        </table:table-row>
        <table:table-row>
          <table:table-cell table:style-name="Tabelle26.A2" office:value-type="string">
            <text:p text:style-name="P26">Kopie der Meldebescheinigung</text:p>
          </table:table-cell>
        </table:table-row>
        <table:table-row>
          <table:table-cell table:style-name="Tabelle26.A2" office:value-type="string">
            <text:p text:style-name="P5">Geburtsurkunde</text:p>
          </table:table-cell>
        </table:table-row>
      </table:table>
      <text:p text:style-name="P14"/>
      <text:p text:style-name="P18">Amtsgericht Nordrhein-Westfalen – Düsseldorf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">Transsexueller Lebenslauf</text:p>
          </table:table-cell>
        </table:table-row>
        <table:table-row>
          <table:table-cell table:style-name="Tabelle27.A2" office:value-type="string">
            <text:p text:style-name="P26">Kopie des aktuellen Personalausweises</text:p>
          </table:table-cell>
        </table:table-row>
        <table:table-row>
          <table:table-cell table:style-name="Tabelle27.A2" office:value-type="string">
            <text:p text:style-name="P26">Aufenthaltsbescheinigung</text:p>
          </table:table-cell>
        </table:table-row>
        <table:table-row>
          <table:table-cell table:style-name="Tabelle27.A2" office:value-type="string">
            <text:p text:style-name="P5">Geburtsurkunde</text:p>
          </table:table-cell>
        </table:table-row>
      </table:table>
      <text:p text:style-name="P14"/>
      <text:p text:style-name="P18">Amtsgericht Nordrhein-Westfalen – Dortmund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5">Transsexueller Lebenslauf</text:p>
          </table:table-cell>
        </table:table-row>
        <table:table-row>
          <table:table-cell table:style-name="Tabelle28.A2" office:value-type="string">
            <text:p text:style-name="P26">Kopie des aktuellen Personalausweises</text:p>
          </table:table-cell>
        </table:table-row>
        <table:table-row>
          <table:table-cell table:style-name="Tabelle28.A2" office:value-type="string">
            <text:p text:style-name="P26">Kopie der Meldebescheinigung</text:p>
          </table:table-cell>
        </table:table-row>
        <table:table-row>
          <table:table-cell table:style-name="Tabelle28.A2" office:value-type="string">
            <text:p text:style-name="P6">Beim Bürgeramt beglaubigte Geburtsurkunde</text:p>
          </table:table-cell>
        </table:table-row>
      </table:table>
      <text:p text:style-name="P14"/>
      <text:p text:style-name="P18">Amtsgericht Nordrhein-Westfalen – Köln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5">Transsexueller Lebenslauf</text:p>
          </table:table-cell>
        </table:table-row>
        <table:table-row>
          <table:table-cell table:style-name="Tabelle29.A2" office:value-type="string">
            <text:p text:style-name="P26">Kopie des aktuellen Personalausweises</text:p>
          </table:table-cell>
        </table:table-row>
        <table:table-row>
          <table:table-cell table:style-name="Tabelle29.A2" office:value-type="string">
            <text:p text:style-name="P26">Kopie der Meldebescheinigung</text:p>
          </table:table-cell>
        </table:table-row>
        <table:table-row>
          <table:table-cell table:style-name="Tabelle29.A2" office:value-type="string">
            <text:p text:style-name="P5">Geburtsurkunde</text:p>
          </table:table-cell>
        </table:table-row>
      </table:table>
      <text:p text:style-name="P14"/>
      <text:p text:style-name="P18">Amtsgericht Saarland – Saarbrücken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P26">Kopie des aktuellen Personalausweises</text:p>
          </table:table-cell>
        </table:table-row>
        <table:table-row>
          <table:table-cell table:style-name="Tabelle30.A2" office:value-type="string">
            <text:p text:style-name="P5">Original der Meldebescheinigung</text:p>
          </table:table-cell>
        </table:table-row>
        <table:table-row>
          <table:table-cell table:style-name="Tabelle30.A2" office:value-type="string">
            <text:p text:style-name="P6">Beim Bürgeramt beglaubigte Geburtsurkunde</text:p>
          </table:table-cell>
        </table:table-row>
      </table:table>
      <text:p text:style-name="P14"/>
      <text:p text:style-name="P18"><text:soft-page-break/>Amtsgericht Rheinland-Pfalz – Frankenthal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5">Transsexueller Lebenslauf + Lichtbild</text:p>
          </table:table-cell>
        </table:table-row>
        <table:table-row>
          <table:table-cell table:style-name="Tabelle31.A2" office:value-type="string">
            <text:p text:style-name="P26">Kopie des aktuellen Personalausweises</text:p>
          </table:table-cell>
        </table:table-row>
        <table:table-row>
          <table:table-cell table:style-name="Tabelle31.A2" office:value-type="string">
            <text:p text:style-name="P26">Kopie der Meldebescheinigung</text:p>
          </table:table-cell>
        </table:table-row>
        <table:table-row>
          <table:table-cell table:style-name="Tabelle31.A2" office:value-type="string">
            <text:p text:style-name="P5">Geburtsurkunde</text:p>
          </table:table-cell>
        </table:table-row>
        <table:table-row>
          <table:table-cell table:style-name="Tabelle31.A2" office:value-type="string">
            <text:p text:style-name="P5">Kopie der Heiratsurkunde</text:p>
          </table:table-cell>
        </table:table-row>
      </table:table>
      <text:p text:style-name="P14"/>
      <text:p text:style-name="P18">Amtsgericht Baden-Württemberg – Mannheim</text:p>
      <table:table table:name="Tabelle32" table:style-name="Tabelle32">
        <table:table-column table:style-name="Tabelle32.A"/>
        <table:table-row>
          <table:table-cell table:style-name="Tabelle32.A1" office:value-type="string">
            <text:p text:style-name="P5">Transsexueller Lebenslauf</text:p>
          </table:table-cell>
        </table:table-row>
        <table:table-row>
          <table:table-cell table:style-name="Tabelle32.A2" office:value-type="string">
            <text:p text:style-name="P26">Kopie des aktuellen Personalausweises</text:p>
          </table:table-cell>
        </table:table-row>
        <table:table-row>
          <table:table-cell table:style-name="Tabelle32.A2" office:value-type="string">
            <text:p text:style-name="P5">Aufenthaltsbescheinigung</text:p>
          </table:table-cell>
        </table:table-row>
        <table:table-row>
          <table:table-cell table:style-name="Tabelle32.A2" office:value-type="string">
            <text:p text:style-name="P5">Geburtsurkunde</text:p>
          </table:table-cell>
        </table:table-row>
        <table:table-row>
          <table:table-cell table:style-name="Tabelle32.A2" office:value-type="string">
            <text:p text:style-name="P5">Kopie der Scheidungsurkunde</text:p>
          </table:table-cell>
        </table:table-row>
      </table:table>
      <text:p text:style-name="P14"/>
      <text:p text:style-name="P18">Amtsgericht Baden-Württemberg – Heidelberg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5">Transsexueller Lebenslauf</text:p>
          </table:table-cell>
        </table:table-row>
        <table:table-row>
          <table:table-cell table:style-name="Tabelle33.A2" office:value-type="string">
            <text:p text:style-name="P26">Kopie des aktuellen Personalausweises</text:p>
          </table:table-cell>
        </table:table-row>
        <table:table-row>
          <table:table-cell table:style-name="Tabelle33.A2" office:value-type="string">
            <text:p text:style-name="P5">Geburtsurkunde</text:p>
          </table:table-cell>
        </table:table-row>
      </table:table>
      <text:p text:style-name="P14"/>
      <text:p text:style-name="P18">Amtsgericht Baden-Württemberg – <text:s/>Stuttgart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26">Kopie des aktuellen Personalausweises</text:p>
          </table:table-cell>
        </table:table-row>
        <table:table-row>
          <table:table-cell table:style-name="Tabelle34.A2" office:value-type="string">
            <text:p text:style-name="P26">Kopie der Meldebescheinigung</text:p>
          </table:table-cell>
        </table:table-row>
        <table:table-row>
          <table:table-cell table:style-name="Tabelle34.A2" office:value-type="string">
            <text:p text:style-name="P6">Beim Bürgeramt beglaubigte Geburtsurkunde</text:p>
          </table:table-cell>
        </table:table-row>
        <table:table-row>
          <table:table-cell table:style-name="Tabelle34.A2" office:value-type="string">
            <text:p text:style-name="P5">Kopie der Heiratsurkunde</text:p>
          </table:table-cell>
        </table:table-row>
      </table:table>
      <text:p text:style-name="P14"/>
      <text:p text:style-name="P18">Amtsgericht Baden-Württemberg – <text:s/>Tübingen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5">Transsexueller Lebenslauf</text:p>
          </table:table-cell>
        </table:table-row>
        <table:table-row>
          <table:table-cell table:style-name="Tabelle35.A2" office:value-type="string">
            <text:p text:style-name="P26">Kopie des aktuellen Personalausweises</text:p>
          </table:table-cell>
        </table:table-row>
        <table:table-row>
          <table:table-cell table:style-name="Tabelle35.A2" office:value-type="string">
            <text:p text:style-name="P26">Kopie der Meldebescheinigung</text:p>
          </table:table-cell>
        </table:table-row>
        <table:table-row>
          <table:table-cell table:style-name="Tabelle35.A2" office:value-type="string">
            <text:p text:style-name="P5">Geburtsurkunde</text:p>
          </table:table-cell>
        </table:table-row>
        <table:table-row>
          <table:table-cell table:style-name="Tabelle35.A2" office:value-type="string">
            <text:p text:style-name="P5">Geburtsurkunde etwaiger Kinder</text:p>
          </table:table-cell>
        </table:table-row>
      </table:table>
      <text:p text:style-name="P14"/>
      <text:p text:style-name="P18">Amtsgericht Baden-Württemberg – <text:s/>Hecheningen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5">Transsexueller Lebenslauf</text:p>
          </table:table-cell>
        </table:table-row>
        <table:table-row>
          <table:table-cell table:style-name="Tabelle36.A2" office:value-type="string">
            <text:p text:style-name="P5">Geburtsurkunde</text:p>
          </table:table-cell>
        </table:table-row>
      </table:table>
      <text:p text:style-name="P14"/>
      <text:p text:style-name="P18">Amtsgericht Baden-Württemberg – <text:s/>Ellwangen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26">Kopie des aktuellen Personalausweises</text:p>
          </table:table-cell>
        </table:table-row>
        <table:table-row>
          <table:table-cell table:style-name="Tabelle37.A2" office:value-type="string">
            <text:p text:style-name="P5">Aufenthaltsbescheinigung</text:p>
          </table:table-cell>
        </table:table-row>
        <table:table-row>
          <table:table-cell table:style-name="Tabelle37.A2" office:value-type="string">
            <text:p text:style-name="P5">Geburtsurkunde</text:p>
          </table:table-cell>
        </table:table-row>
      </table:table>
      <text:p text:style-name="P14"/>
      <text:p text:style-name="P18"><text:soft-page-break/>Amtsgericht Baden-Württemberg – Heilbronn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P5">Transsexueller Lebenslauf</text:p>
          </table:table-cell>
        </table:table-row>
        <table:table-row>
          <table:table-cell table:style-name="Tabelle38.A2" office:value-type="string">
            <text:p text:style-name="P26">Kopie des aktuellen Personalausweises</text:p>
          </table:table-cell>
        </table:table-row>
        <table:table-row>
          <table:table-cell table:style-name="Tabelle38.A2" office:value-type="string">
            <text:p text:style-name="P26">Kopie der Meldebescheinigung</text:p>
          </table:table-cell>
        </table:table-row>
        <table:table-row>
          <table:table-cell table:style-name="Tabelle38.A2" office:value-type="string">
            <text:p text:style-name="P5">Geburtsurkunde</text:p>
          </table:table-cell>
        </table:table-row>
      </table:table>
      <text:p text:style-name="P14"/>
      <text:p text:style-name="P19">Amtsgericht Baden-Württemberg – Mosbac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5">keine</text:p>
          </table:table-cell>
        </table:table-row>
      </table:table>
      <text:p text:style-name="P14"/>
      <text:p text:style-name="P18">Amtsgericht Baden-Württemberg – Karlsruhe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5">Transsexueller Lebenslauf</text:p>
          </table:table-cell>
        </table:table-row>
        <table:table-row>
          <table:table-cell table:style-name="Tabelle40.A2" office:value-type="string">
            <text:p text:style-name="P26">Kopie des aktuellen Personalausweises</text:p>
          </table:table-cell>
        </table:table-row>
        <table:table-row>
          <table:table-cell table:style-name="Tabelle40.A2" office:value-type="string">
            <text:p text:style-name="P26">Kopie der Meldebescheinigung</text:p>
          </table:table-cell>
        </table:table-row>
        <table:table-row>
          <table:table-cell table:style-name="Tabelle40.A2" office:value-type="string">
            <text:p text:style-name="P6">Beim Bürgeramt beglaubigte Geburtsurkunde</text:p>
          </table:table-cell>
        </table:table-row>
      </table:table>
      <text:p text:style-name="P14"/>
      <text:p text:style-name="P18">Amtsgericht Baden-Württemberg – Baden-Baden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5">Transsexueller Lebenslauf</text:p>
          </table:table-cell>
        </table:table-row>
        <table:table-row>
          <table:table-cell table:style-name="Tabelle41.A2" office:value-type="string">
            <text:p text:style-name="P26">Kopie des aktuellen Personalausweises</text:p>
          </table:table-cell>
        </table:table-row>
        <table:table-row>
          <table:table-cell table:style-name="Tabelle41.A2" office:value-type="string">
            <text:p text:style-name="P26">Kopie der Meldebescheinigung</text:p>
          </table:table-cell>
        </table:table-row>
        <table:table-row>
          <table:table-cell table:style-name="Tabelle41.A2" office:value-type="string">
            <text:p text:style-name="P6">Geburtsurkunde</text:p>
          </table:table-cell>
        </table:table-row>
        <table:table-row>
          <table:table-cell table:style-name="Tabelle41.A2" office:value-type="string">
            <text:p text:style-name="P6">Entbindung der behandelnden Gutachter*innen von der Schweigepflicht</text:p>
          </table:table-cell>
        </table:table-row>
      </table:table>
      <text:p text:style-name="P14"/>
      <text:p text:style-name="P18">Amtsgericht Baden-Württemberg – Offenburg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5">Transsexueller Lebenslauf</text:p>
          </table:table-cell>
        </table:table-row>
        <table:table-row>
          <table:table-cell table:style-name="Tabelle42.A2" office:value-type="string">
            <text:p text:style-name="P26">Kopie des aktuellen Personalausweises</text:p>
          </table:table-cell>
        </table:table-row>
        <table:table-row>
          <table:table-cell table:style-name="Tabelle42.A2" office:value-type="string">
            <text:p text:style-name="P26">Kopie der Meldebescheinigung</text:p>
          </table:table-cell>
        </table:table-row>
        <table:table-row>
          <table:table-cell table:style-name="Tabelle42.A2" office:value-type="string">
            <text:p text:style-name="P6">Geburtsurkunde</text:p>
          </table:table-cell>
        </table:table-row>
      </table:table>
      <text:p text:style-name="P14"/>
      <text:p text:style-name="P18">Amtsgericht Baden-Württemberg – Konstanz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5">Transsexueller Lebenslauf</text:p>
          </table:table-cell>
        </table:table-row>
        <table:table-row>
          <table:table-cell table:style-name="Tabelle43.A2" office:value-type="string">
            <text:p text:style-name="P26">Kopie des aktuellen Personalausweises</text:p>
          </table:table-cell>
        </table:table-row>
        <table:table-row>
          <table:table-cell table:style-name="Tabelle43.A2" office:value-type="string">
            <text:p text:style-name="P26">Kopie der Meldebescheinigung</text:p>
          </table:table-cell>
        </table:table-row>
        <table:table-row>
          <table:table-cell table:style-name="Tabelle43.A2" office:value-type="string">
            <text:p text:style-name="P6">Geburtsurkunde</text:p>
          </table:table-cell>
        </table:table-row>
      </table:table>
      <text:p text:style-name="P14"/>
      <text:p text:style-name="P18">Amtsgericht Baden-Württemberg – Rottweil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5">Transsexueller Lebenslauf</text:p>
          </table:table-cell>
        </table:table-row>
        <table:table-row>
          <table:table-cell table:style-name="Tabelle44.A2" office:value-type="string">
            <text:p text:style-name="P26">Kopie des aktuellen Personalausweises</text:p>
          </table:table-cell>
        </table:table-row>
        <table:table-row>
          <table:table-cell table:style-name="Tabelle44.A2" office:value-type="string">
            <text:p text:style-name="P26">Kopie der Meldebescheinigung</text:p>
          </table:table-cell>
        </table:table-row>
        <table:table-row>
          <table:table-cell table:style-name="Tabelle44.A2" office:value-type="string">
            <text:p text:style-name="P6">Geburtsurkunde</text:p>
          </table:table-cell>
        </table:table-row>
      </table:table>
      <text:p text:style-name="P14"/>
      <text:p text:style-name="P18">Amtsgericht Baden-Württemberg – <text:span text:style-name="T4">Freiburg im Breisgau</text:span></text:p>
      <table:table table:name="Tabelle45" table:style-name="Tabelle45">
        <table:table-column table:style-name="Tabelle45.A"/>
        <text:soft-page-break/>
        <table:table-row>
          <table:table-cell table:style-name="Tabelle45.A1" office:value-type="string">
            <text:p text:style-name="P5">Transsexueller Lebenslauf</text:p>
          </table:table-cell>
        </table:table-row>
        <table:table-row>
          <table:table-cell table:style-name="Tabelle45.A2" office:value-type="string">
            <text:p text:style-name="P26">Kopie des aktuellen Personalausweises</text:p>
          </table:table-cell>
        </table:table-row>
        <table:table-row>
          <table:table-cell table:style-name="Tabelle45.A2" office:value-type="string">
            <text:p text:style-name="P5">Aufenthaltsbescheinigung</text:p>
          </table:table-cell>
        </table:table-row>
        <table:table-row>
          <table:table-cell table:style-name="Tabelle45.A2" office:value-type="string">
            <text:p text:style-name="P6">Geburtsurkunde</text:p>
          </table:table-cell>
        </table:table-row>
        <table:table-row>
          <table:table-cell table:style-name="Tabelle45.A2" office:value-type="string">
            <text:p text:style-name="P5">Kopie der Heiratsurkunde</text:p>
          </table:table-cell>
        </table:table-row>
      </table:table>
      <text:p text:style-name="P14"/>
      <text:p text:style-name="P18">Amtsgericht Baden-Württemberg – <text:span text:style-name="T4">Waldshut-Tiengen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5">Transsexueller Lebenslauf</text:p>
          </table:table-cell>
        </table:table-row>
        <table:table-row>
          <table:table-cell table:style-name="Tabelle46.A2" office:value-type="string">
            <text:p text:style-name="P26">Kopie des aktuellen Personalausweises</text:p>
          </table:table-cell>
        </table:table-row>
        <table:table-row>
          <table:table-cell table:style-name="Tabelle46.A2" office:value-type="string">
            <text:p text:style-name="P26">Kopie der Meldebescheinigung</text:p>
          </table:table-cell>
        </table:table-row>
        <table:table-row>
          <table:table-cell table:style-name="Tabelle46.A2" office:value-type="string">
            <text:p text:style-name="P5">Aufenthaltsbescheinigung</text:p>
          </table:table-cell>
        </table:table-row>
        <table:table-row>
          <table:table-cell table:style-name="Tabelle46.A2" office:value-type="string">
            <text:p text:style-name="P6">Geburtsurkunde</text:p>
          </table:table-cell>
        </table:table-row>
      </table:table>
      <text:p text:style-name="P14"/>
      <text:p text:style-name="P18">Amtsgericht Baden-Württemberg – Ravensburg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26">Kopie des aktuellen Personalausweises</text:p>
          </table:table-cell>
        </table:table-row>
        <table:table-row>
          <table:table-cell table:style-name="Tabelle47.A2" office:value-type="string">
            <text:p text:style-name="P26">Kopie der Meldebescheinigung</text:p>
          </table:table-cell>
        </table:table-row>
        <table:table-row>
          <table:table-cell table:style-name="Tabelle47.A2" office:value-type="string">
            <text:p text:style-name="P6">Geburtsurkunde</text:p>
          </table:table-cell>
        </table:table-row>
      </table:table>
      <text:p text:style-name="P23"/>
      <text:p text:style-name="P25">Amtsgericht Baden-Württemberg – Ulm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5">Transsexueller Lebenslauf</text:p>
          </table:table-cell>
        </table:table-row>
        <table:table-row>
          <table:table-cell table:style-name="Tabelle48.A2" office:value-type="string">
            <text:p text:style-name="P26">Kopie des aktuellen Personalausweises</text:p>
          </table:table-cell>
        </table:table-row>
        <table:table-row>
          <table:table-cell table:style-name="Tabelle48.A2" office:value-type="string">
            <text:p text:style-name="P26">Kopie der Meldebescheinigung</text:p>
          </table:table-cell>
        </table:table-row>
        <table:table-row>
          <table:table-cell table:style-name="Tabelle48.A2" office:value-type="string">
            <text:p text:style-name="P6">Geburtsurkunde</text:p>
          </table:table-cell>
        </table:table-row>
      </table:table>
      <text:p text:style-name="P23"/>
      <text:p text:style-name="P25">Amtsgericht Bayern – München</text:p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26">Kopie des aktuellen Personalausweises</text:p>
          </table:table-cell>
        </table:table-row>
        <table:table-row>
          <table:table-cell table:style-name="Tabelle49.A2" office:value-type="string">
            <text:p text:style-name="P5">Aufenthaltsbescheinigung</text:p>
          </table:table-cell>
        </table:table-row>
        <table:table-row>
          <table:table-cell table:style-name="Tabelle49.A2" office:value-type="string">
            <text:p text:style-name="P6">Geburtsurkunde</text:p>
          </table:table-cell>
        </table:table-row>
        <table:table-row>
          <table:table-cell table:style-name="Tabelle49.A2" office:value-type="string">
            <text:p text:style-name="P5">Kopie der Heiratsurkunde</text:p>
          </table:table-cell>
        </table:table-row>
      </table:table>
      <text:p text:style-name="P23"/>
      <text:p text:style-name="P25">Amtsgericht Bayern – Nürnberg</text:p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5">Transsexueller Lebenslauf</text:p>
          </table:table-cell>
        </table:table-row>
        <table:table-row>
          <table:table-cell table:style-name="Tabelle50.A2" office:value-type="string">
            <text:p text:style-name="P26">Kopie des aktuellen Personalausweises</text:p>
          </table:table-cell>
        </table:table-row>
        <table:table-row>
          <table:table-cell table:style-name="Tabelle50.A2" office:value-type="string">
            <text:p text:style-name="P26">Kopie der Meldebescheinigung</text:p>
          </table:table-cell>
        </table:table-row>
        <table:table-row>
          <table:table-cell table:style-name="Tabelle50.A2" office:value-type="string">
            <text:p text:style-name="P6">Geburtsurkunde</text:p>
          </table:table-cell>
        </table:table-row>
      </table:table>
      <text:p text:style-name="P23"/>
      <text:p text:style-name="P25">Amtsgericht Bayern – Bamberg</text:p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5">Transsexueller Lebenslauf</text:p>
          </table:table-cell>
        </table:table-row>
        <table:table-row>
          <table:table-cell table:style-name="Tabelle51.A2" office:value-type="string">
            <text:p text:style-name="P26">Kopie des aktuellen Personalausweises</text:p>
          </table:table-cell>
        </table:table-row>
        <table:table-row>
          <table:table-cell table:style-name="Tabelle51.A2" office:value-type="string">
            <text:p text:style-name="P26">Kopie der Meldebescheinigung</text:p>
          </table:table-cell>
        </table:table-row>
        <table:table-row>
          <table:table-cell table:style-name="Tabelle51.A2" office:value-type="string">
            <text:p text:style-name="P6">Geburtsurkunde</text:p>
          </table:table-cell>
        </table:table-row>
      </table:table>
      <text:p text:style-name="P23"><text:soft-page-break/></text:p>
      <text:p text:style-name="P25">Amtsgericht Thüringen – Meiningen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5">Transsexueller Lebenslauf</text:p>
          </table:table-cell>
        </table:table-row>
        <table:table-row>
          <table:table-cell table:style-name="Tabelle52.A2" office:value-type="string">
            <text:p text:style-name="P26">Kopie des aktuellen Personalausweises</text:p>
          </table:table-cell>
        </table:table-row>
        <table:table-row>
          <table:table-cell table:style-name="Tabelle52.A2" office:value-type="string">
            <text:p text:style-name="P5">Aufenthaltsbescheinigung</text:p>
          </table:table-cell>
        </table:table-row>
        <table:table-row>
          <table:table-cell table:style-name="Tabelle52.A2" office:value-type="string">
            <text:p text:style-name="P6">Geburtsurkunde</text:p>
          </table:table-cell>
        </table:table-row>
        <table:table-row>
          <table:table-cell table:style-name="Tabelle52.A2" office:value-type="string">
            <text:p text:style-name="P6">Entbindung der behandelnden Gutachter*innen von der Schweigepflicht</text:p>
          </table:table-cell>
        </table:table-row>
      </table:table>
      <text:p text:style-name="P23"/>
      <text:p text:style-name="P25">Amtsgericht Thüringen – Gera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5">Transsexueller Lebenslauf</text:p>
          </table:table-cell>
        </table:table-row>
        <table:table-row>
          <table:table-cell table:style-name="Tabelle53.A2" office:value-type="string">
            <text:p text:style-name="P26">Kopie des aktuellen Personalausweises</text:p>
          </table:table-cell>
        </table:table-row>
        <table:table-row>
          <table:table-cell table:style-name="Tabelle53.A2" office:value-type="string">
            <text:p text:style-name="P26">Kopie der Meldebescheinigung</text:p>
          </table:table-cell>
        </table:table-row>
        <table:table-row>
          <table:table-cell table:style-name="Tabelle53.A2" office:value-type="string">
            <text:p text:style-name="P6">Geburtsurkunde</text:p>
          </table:table-cell>
        </table:table-row>
      </table:table>
      <text:p text:style-name="P23"/>
      <text:p text:style-name="P25">Amtsgericht Thüringen – Erfurt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5">- keine</text:p>
          </table:table-cell>
        </table:table-row>
      </table:table>
      <text:p text:style-name="P23"/>
      <text:p text:style-name="P25">Amtsgericht Thüringen – Mülhausen</text:p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5">Transsexueller Lebenslauf</text:p>
          </table:table-cell>
        </table:table-row>
        <table:table-row>
          <table:table-cell table:style-name="Tabelle55.A2" office:value-type="string">
            <text:p text:style-name="P26">Kopie des aktuellen Personalausweises</text:p>
          </table:table-cell>
        </table:table-row>
        <table:table-row>
          <table:table-cell table:style-name="Tabelle55.A2" office:value-type="string">
            <text:p text:style-name="P26">Kopie der Meldebescheinigung</text:p>
          </table:table-cell>
        </table:table-row>
        <table:table-row>
          <table:table-cell table:style-name="Tabelle55.A2" office:value-type="string">
            <text:p text:style-name="P6">Geburtsurkunde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1M32S</meta:editing-duration>
    <meta:editing-cycles>30</meta:editing-cycles>
    <meta:generator>OpenOffice/4.1.6$Win32 OpenOffice.org_project/416m1$Build-9790</meta:generator>
    <dc:date>2020-01-10T20:33:38.46</dc:date>
    <dc:creator>Elena Schmidt</dc:creator>
    <meta:document-statistic meta:table-count="55" meta:image-count="0" meta:object-count="0" meta:page-count="9" meta:paragraph-count="296" meta:word-count="978" meta:character-count="9361"/>
    <meta:user-defined meta:name="Info 1"/>
    <meta:user-defined meta:name="Info 2"/>
    <meta:user-defined meta:name="Info 3"/>
    <meta:user-defined meta:name="Info 4"/>
  </office:meta>
</office:document-meta>
</file>